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3"/>
      <text:p text:style-name="P9">AFFIDAVIT OF SERVICE</text:p>
      <text:p text:style-name="P3"/>
      <text:p text:style-name="P6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6">Defendant</text:p>
      <text:p text:style-name="P3"/>
      <text:p text:style-name="P3">AFFIDAVIT OF SERVICE</text:p>
      <text:p text:style-name="P12"/>
      <text:p text:style-name="P4"/>
      <text:p text:style-name="P4"><text:tab/>I, Radu Hociung, of the City of Panajachel in the Solola Department of Guatemala, SWEAR THAT:</text:p>
      <text:p text:style-name="P4"/>
      <text:p text:style-name="P5"/>
      <text:p text:style-name="P5"><text:tab/>I served Minister of Public Safety and Emergency Preparedness with Response to Notice of Motion dated August 29, 2016 by sending a copy by fax on July 19, 2016 to Eric Peterson, solicitor for the Defendant, at 416-973-5004.</text:p>
      <text:p text:style-name="P5"/>
      <text:p text:style-name="P5"/>
      <text:p text:style-name="P5">Sworn before me at the City of Panajachel <text:s text:c="2"/>in the Solola Department of Guatemala on September 8, 2016.</text:p>
      <text:p text:style-name="P5"/>
      <text:p text:style-name="P5"/>
      <text:p text:style-name="P5">______________________________________</text:p>
      <text:p text:style-name="P5">Commissioner for Taking Affidavits</text:p>
      <text:p text:style-name="P5">(or as the case may be)</text:p>
      <text:p text:style-name="P5"><text:s/></text:p>
      <text:p text:style-name="P5">_____________________________</text:p>
      <text:p text:style-name="P5">Radu Hociung</text:p>
      <text:p text:style-name="P5"/>
      <text:p text:style-name="P5">SOR/2004-283, s. 35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6-09-08T11:44:52.69</dc:date>
    <meta:generator>OpenOffice/4.0.1$Win32 OpenOffice.org_project/401m5$Build-9714</meta:generator>
    <meta:editing-duration>PT1H56M29S</meta:editing-duration>
    <meta:editing-cycles>2</meta:editing-cycles>
    <meta:document-statistic meta:table-count="0" meta:image-count="0" meta:object-count="0" meta:page-count="1" meta:paragraph-count="21" meta:word-count="117" meta:character-count="761"/>
  </office:meta>
</office:document-meta>
</file>